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size="24pt" officeooo:rsid="000a0946" officeooo:paragraph-rsid="000c7965" style:font-size-asian="24pt" style:font-size-complex="24pt"/>
    </style:style>
    <style:style style:name="P4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Preformatted_20_Text">
      <style:text-properties officeooo:paragraph-rsid="0013f310"/>
    </style:style>
    <style:style style:name="P7" style:family="paragraph" style:parent-style-name="Preformatted_20_Text">
      <style:text-properties officeooo:paragraph-rsid="000c7965"/>
    </style:style>
    <style:style style:name="P8" style:family="paragraph" style:parent-style-name="Preformatted_20_Text">
      <style:text-properties officeooo:rsid="0013f310" officeooo:paragraph-rsid="0013f310"/>
    </style:style>
    <style:style style:name="P9" style:family="paragraph" style:parent-style-name="Preformatted_20_Text">
      <style:text-properties officeooo:paragraph-rsid="00118c27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5f98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text-position="super 58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9" style:family="text">
      <style:text-properties fo:font-size="36pt" officeooo:rsid="000a0946" style:font-size-asian="36pt" style:font-size-complex="36pt"/>
    </style:style>
    <style:style style:name="T10" style:family="text">
      <style:text-properties fo:font-size="36pt" officeooo:rsid="0013f310" style:font-size-asian="36pt" style:font-size-complex="36pt"/>
    </style:style>
    <style:style style:name="T11" style:family="text">
      <style:text-properties officeooo:rsid="0013f3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Beatles</text:span><text:span text:style-name="T9"> – </text:span><text:span text:style-name="T10">Can’t Buy Me Love</text:span></text:p>
      <text:p text:style-name="P4"/>
      <text:p text:style-name="P2"/>
      <text:p text:style-name="P6"><text:span text:style-name="T2">[</text:span><text:span text:style-name="T7">Chorus</text:span><text:span text:style-name="T2">] </text:span></text:p>
      <text:p text:style-name="P6"><text:span text:style-name="T7">em | am | em | am | dm | G7</text:span></text:p>
      <text:p text:style-name="P1"/>
      <text:p text:style-name="P7"><text:span text:style-name="T2">[</text:span><text:span text:style-name="T7">Verse</text:span><text:span text:style-name="T2">]</text:span></text:p>
      <text:p text:style-name="P8"><text:span text:style-name="T2">C</text:span><text:span text:style-name="T1">7 | C7 | C7 | C7</text:span></text:p>
      <text:p text:style-name="P8"><text:span text:style-name="T1">F7 | F7 | C | C</text:span></text:p>
      <text:p text:style-name="P8"><text:span text:style-name="T1">G7 | F7 | F7| C</text:span></text:p>
      <text:p text:style-name="P9"><text:span text:style-name="T5"/></text:p>
      <text:p text:style-name="P8"><text:span text:style-name="T5">[</text:span><text:span text:style-name="T3">Solos]</text:span></text:p>
      <text:p text:style-name="P8"><text:span text:style-name="T3">C | C | C | C</text:span></text:p>
      <text:p text:style-name="P8"><text:span text:style-name="T3">F7 | F7 | C | C</text:span></text:p>
      <text:p text:style-name="P8"><text:span text:style-name="T3">G7 | F7 | C | c</text:span></text:p>
      <text:p text:style-name="P8"><text:span text:style-name="T3"/></text:p>
      <text:p text:style-name="P8"><text:span text:style-name="T3">[Outro Chorus]</text:span></text:p>
      <text:p text:style-name="P8"><text:span text:style-name="T3">em | am | em | am</text:span></text:p>
      <text:h text:style-name="Heading_20_1" text:outline-level="1">dm11 |G13 | C | C</text:h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2T19:21:15.530601120</dc:date>
    <meta:editing-duration>PT38M28S</meta:editing-duration>
    <meta:editing-cycles>9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4" meta:word-count="75" meta:character-count="215" meta:non-whitespace-character-count="152"/>
  </office:meta>
</office:document-meta>
</file>